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37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9165in"/>
    </style:style>
    <style:style style:name="ro1" style:family="table-row">
      <style:table-row-properties style:row-height="0.4689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1" style:family="table-cell" style:parent-style-name="Default" style:data-style-name="N0"/>
    <style:style style:name="ce3" style:family="table-cell" style:parent-style-name="Default" style:data-style-name="N52">
      <style:table-cell-properties fo:background-color="#bce4e5"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52">
      <style:table-cell-properties style:text-align-source="fix" style:repeat-content="false" style:vertical-align="automatic"/>
      <style:paragraph-properties fo:text-align="start" fo:margin-left="0in"/>
    </style:style>
    <style:style style:name="ce19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1" style:apply-style-name="cf4" style:base-cell-address="JumpTable.D1"/>
      <style:map style:condition="cell-content()=0" style:apply-style-name="cf2" style:base-cell-address="JumpTable.D1"/>
      <style:map style:condition="cell-content()=0" style:apply-style-name="cf1" style:base-cell-address="JumpTable.D1"/>
    </style:style>
    <style:style style:name="ce20" style:family="table-cell" style:parent-style-name="Default">
      <style:map style:condition="cell-content()=1" style:apply-style-name="cf4" style:base-cell-address="JumpTable.D1"/>
      <style:map style:condition="cell-content()=0" style:apply-style-name="cf2" style:base-cell-address="JumpTable.D1"/>
      <style:map style:condition="cell-content()=0" style:apply-style-name="cf1" style:base-cell-address="JumpTable.D1"/>
    </style:style>
    <style:style style:name="ce21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0" style:apply-style-name="cf3" style:base-cell-address="JumpTable.G1"/>
      <style:map style:condition="cell-content()=1" style:apply-style-name="cf5" style:base-cell-address="JumpTable.G1"/>
      <style:map style:condition="cell-content()=0" style:apply-style-name="cf1" style:base-cell-address="JumpTable.G1"/>
    </style:style>
    <style:style style:name="ce22" style:family="table-cell" style:parent-style-name="Default">
      <style:map style:condition="cell-content()=0" style:apply-style-name="cf3" style:base-cell-address="JumpTable.G1"/>
      <style:map style:condition="cell-content()=1" style:apply-style-name="cf5" style:base-cell-address="JumpTable.G1"/>
      <style:map style:condition="cell-content()=0" style:apply-style-name="cf1" style:base-cell-address="JumpTable.G1"/>
    </style:style>
    <style:style style:name="ce14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Type0" style:data-style-name="N0">
      <style:table-cell-properties style:cell-protect="protected" style:print-content="true" fo:background-color="transparent" style:vertical-align="automatic"/>
    </style:style>
    <style:style style:name="ce10" style:family="table-cell" style:parent-style-name="Type1" style:data-style-name="N0">
      <style:table-cell-properties style:cell-protect="protected" style:print-content="true" fo:background-color="transparent" style:vertical-align="automatic"/>
    </style:style>
    <style:style style:name="ce8" style:family="table-cell" style:parent-style-name="use0" style:data-style-name="N0">
      <style:table-cell-properties style:cell-protect="protected" style:print-content="true" fo:background-color="transparent" style:vertical-align="automatic"/>
    </style:style>
    <style:style style:name="ce11" style:family="table-cell" style:parent-style-name="use1" style:data-style-name="N0">
      <style:table-cell-properties style:cell-protect="protected" style:print-content="true" fo:background-color="transparent" style:vertical-align="automatic"/>
    </style:style>
    <style:style style:name="ce9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100">
      <style:table-cell-properties fo:background-color="#bcaed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ackground-color="#bcaed5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umpTable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20"/>
        <table:table-column table:style-name="co5" table:default-cell-style-name="ce20"/>
        <table:table-column table:style-name="co4" table:default-cell-style-name="ce20"/>
        <table:table-column table:style-name="co4" table:default-cell-style-name="ce22"/>
        <table:table-column table:style-name="co6" table:number-columns-repeated="57" table:default-cell-style-name="ce1"/>
        <table:table-column table:style-name="co6" table:number-columns-repeated="959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Station</text:p>
          </table:table-cell>
          <table:table-cell table:style-name="ce3" office:value-type="string" calcext:value-type="string">
            <text:p>Date</text:p>
          </table:table-cell>
          <table:table-cell table:style-name="ce2" office:value-type="string" calcext:value-type="string">
            <text:p>Comment</text:p>
          </table:table-cell>
          <table:table-cell table:style-name="ce19" office:value-type="string" calcext:value-type="string">
            <text:p>Earthquake</text:p>
          </table:table-cell>
          <table:table-cell table:style-name="ce19" office:value-type="string" calcext:value-type="string">
            <text:p>HW/SW_Change</text:p>
          </table:table-cell>
          <table:table-cell table:style-name="ce19" office:value-type="string" calcext:value-type="string">
            <text:p>Unknown</text:p>
          </table:table-cell>
          <table:table-cell table:style-name="ce21" office:value-type="string" calcext:value-type="string">
            <text:p>Use</text:p>
          </table:table-cell>
          <table:table-cell table:style-name="ce14" table:number-columns-repeated="1017"/>
        </table:table-row>
        <table:table-row table:style-name="ro2">
          <table:table-cell office:value-type="string" calcext:value-type="string">
            <text:p>21701S007A03</text:p>
          </table:table-cell>
          <table:table-cell office:value-type="date" office:date-value="2011-03-11" calcext:value-type="date">
            <text:p>2011-03-11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21702M002A07</text:p>
          </table:table-cell>
          <table:table-cell office:value-type="date" office:date-value="2011-03-16" calcext:value-type="date">
            <text:p>2011-03-16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8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21729S007A04</text:p>
          </table:table-cell>
          <table:table-cell office:value-type="date" office:date-value="2011-03-11" calcext:value-type="date">
            <text:p>2011-03-11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1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21754S001A01</text:p>
          </table:table-cell>
          <table:table-cell office:value-type="date" office:date-value="2003-09-26" calcext:value-type="date">
            <text:p>2003-09-26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54S001A01</text:p>
          </table:table-cell>
          <table:table-cell office:value-type="date" office:date-value="2011-03-11" calcext:value-type="date">
            <text:p>2011-03-11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3-09-26" calcext:value-type="date">
            <text:p>2003-09-26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4-11-28" calcext:value-type="date">
            <text:p>2004-11-28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11-03-11" calcext:value-type="date">
            <text:p>2011-03-11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4-12-26" calcext:value-type="date">
            <text:p>2004-12-26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5-03-29" calcext:value-type="date">
            <text:p>2005-03-29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0-04-08" calcext:value-type="date">
            <text:p>2010-04-0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0-05-05" calcext:value-type="date">
            <text:p>2010-05-05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1-10-28" calcext:value-type="date">
            <text:p>2011-10-2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1999-08-22" calcext:value-type="date">
            <text:p>1999-08-22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1-05-07" calcext:value-type="date">
            <text:p>2001-05-07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10-03-18" calcext:value-type="date">
            <text:p>2010-03-1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05M003A04</text:p>
          </table:table-cell>
          <table:table-cell office:value-type="date" office:date-value="2010-02-27" calcext:value-type="date">
            <text:p>2010-02-27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9M004A02</text:p>
          </table:table-cell>
          <table:table-cell office:value-type="date" office:date-value="2010-02-27" calcext:value-type="date">
            <text:p>2010-02-27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9M004A02</text:p>
          </table:table-cell>
          <table:table-cell office:value-type="date" office:date-value="2011-02-12" calcext:value-type="date">
            <text:p>2011-02-12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62S001A01</text:p>
          </table:table-cell>
          <table:table-cell office:value-type="date" office:date-value="2004-10-23" calcext:value-type="date">
            <text:p>2004-10-23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62S001A01</text:p>
          </table:table-cell>
          <table:table-cell office:value-type="date" office:date-value="2007-07-16" calcext:value-type="date">
            <text:p>2007-07-16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62S001A01</text:p>
          </table:table-cell>
          <table:table-cell office:value-type="date" office:date-value="2011-03-11" calcext:value-type="date">
            <text:p>2011-03-11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3-05-08" calcext:value-type="date">
            <text:p>2003-05-08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3S001A02</text:p>
          </table:table-cell>
          <table:table-cell office:value-type="date" office:date-value="2010-02-27" calcext:value-type="date">
            <text:p>2010-02-27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14M001A01</text:p>
          </table:table-cell>
          <table:table-cell office:value-type="date" office:date-value="2004-12-26" calcext:value-type="date">
            <text:p>2004-12-26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14M001A01</text:p>
          </table:table-cell>
          <table:table-cell office:value-type="date" office:date-value="2005-03-29" calcext:value-type="date">
            <text:p>2005-03-29 00:0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14M001A01</text:p>
          </table:table-cell>
          <table:table-cell office:value-type="date" office:date-value="2009-09-30" calcext:value-type="date">
            <text:p>2009-09-30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14M001A01</text:p>
          </table:table-cell>
          <table:table-cell office:value-type="date" office:date-value="2014-02-14" calcext:value-type="date">
            <text:p>2014-02-14 00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7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28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83">
          <table:table-cell table:number-columns-repeated="1024"/>
        </table:table-row>
        <table:table-row table:style-name="ro4">
          <table:table-cell table:style-name="ce1"/>
          <table:table-cell/>
          <table:table-cell table:style-name="ce1"/>
          <table:table-cell table:number-columns-repeated="1021"/>
        </table:table-row>
        <table:table-row table:style-name="ro4" table:number-rows-repeated="104821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umpTable.D1:JumpTable.F1048576">
            <calcext:condition calcext:apply-style-name="cf4" calcext:value="=1" calcext:base-cell-address="JumpTable.D1"/>
            <calcext:condition calcext:apply-style-name="cf2" calcext:value="=0" calcext:base-cell-address="JumpTable.D1"/>
            <calcext:condition calcext:apply-style-name="cf1" calcext:value="=0" calcext:base-cell-address="JumpTable.D1"/>
          </calcext:conditional-format>
          <calcext:conditional-format calcext:target-range-address="JumpTable.G1:JumpTable.G1048576">
            <calcext:condition calcext:apply-style-name="cf3" calcext:value="=0" calcext:base-cell-address="JumpTable.G1"/>
            <calcext:condition calcext:apply-style-name="cf5" calcext:value="=1" calcext:base-cell-address="JumpTable.G1"/>
            <calcext:condition calcext:apply-style-name="cf1" calcext:value="=0" calcext:base-cell-address="JumpTable.G1"/>
          </calcext:conditional-format>
        </calcext:conditional-formats>
      </table:table>
      <table:table table:name="StationCount" table:style-name="ta1">
        <table:table-column table:style-name="co6" table:number-columns-repeated="2" table:default-cell-style-name="ce1"/>
        <table:table-column table:style-name="co7" table:number-columns-repeated="62" table:default-cell-style-name="ce1"/>
        <table:table-row table:style-name="ro4">
          <table:table-cell table:style-name="ce12" office:value-type="string" calcext:value-type="string">
            <text:p>Station</text:p>
          </table:table-cell>
          <table:table-cell table:style-name="ce13" office:value-type="string" calcext:value-type="string">
            <text:p>Occurences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RAZ</text:p>
          </table:table-cell>
          <table:table-cell table:formula="of:=COUNTIF([JumpTable.A$1:.A$1048576];[.A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COR</text:p>
          </table:table-cell>
          <table:table-cell table:formula="of:=COUNTIF([JumpTable.A$1:.A$1048576];[.A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C</text:p>
          </table:table-cell>
          <table:table-cell table:formula="of:=COUNTIF([JumpTable.A$1:.A$1048576];[.A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NSA</text:p>
          </table:table-cell>
          <table:table-cell table:formula="of:=COUNTIF([JumpTable.A$1:.A$1048576];[.A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EFT</text:p>
          </table:table-cell>
          <table:table-cell table:formula="of:=COUNTIF([JumpTable.A$1:.A$1048576];[.A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IL2</text:p>
          </table:table-cell>
          <table:table-cell table:formula="of:=COUNTIF([JumpTable.A$1:.A$1048576];[.A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IOD</text:p>
          </table:table-cell>
          <table:table-cell table:formula="of:=COUNTIF([JumpTable.A$1:.A$1048576];[.A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REQ</text:p>
          </table:table-cell>
          <table:table-cell table:formula="of:=COUNTIF([JumpTable.A$1:.A$1048576];[.A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EIA</text:p>
          </table:table-cell>
          <table:table-cell table:formula="of:=COUNTIF([JumpTable.A$1:.A$1048576];[.A1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AUS</text:p>
          </table:table-cell>
          <table:table-cell table:formula="of:=COUNTIF([JumpTable.A$1:.A$1048576];[.A1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PO</text:p>
          </table:table-cell>
          <table:table-cell table:formula="of:=COUNTIF([JumpTable.A$1:.A$1048576];[.A1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OAX2</text:p>
          </table:table-cell>
          <table:table-cell table:formula="of:=COUNTIF([JumpTable.A$1:.A$1048576];[.A1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SLP</text:p>
          </table:table-cell>
          <table:table-cell table:formula="of:=COUNTIF([JumpTable.A$1:.A$1048576];[.A1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ACR</text:p>
          </table:table-cell>
          <table:table-cell table:formula="of:=COUNTIF([JumpTable.A$1:.A$1048576];[.A1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DGO</text:p>
          </table:table-cell>
          <table:table-cell table:formula="of:=COUNTIF([JumpTable.A$1:.A$1048576];[.A1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ANT</text:p>
          </table:table-cell>
          <table:table-cell table:formula="of:=COUNTIF([JumpTable.A$1:.A$1048576];[.A1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RMU</text:p>
          </table:table-cell>
          <table:table-cell table:formula="of:=COUNTIF([JumpTable.A$1:.A$1048576];[.A1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KOUR</text:p>
          </table:table-cell>
          <table:table-cell table:formula="of:=COUNTIF([JumpTable.A$1:.A$1048576];[.A1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NZ</text:p>
          </table:table-cell>
          <table:table-cell table:formula="of:=COUNTIF([JumpTable.A$1:.A$1048576];[.A2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TCG</text:p>
          </table:table-cell>
          <table:table-cell table:formula="of:=COUNTIF([JumpTable.A$1:.A$1048576];[.A2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EDE</text:p>
          </table:table-cell>
          <table:table-cell table:formula="of:=COUNTIF([JumpTable.A$1:.A$1048576];[.A2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IVI</text:p>
          </table:table-cell>
          <table:table-cell table:formula="of:=COUNTIF([JumpTable.A$1:.A$1048576];[.A2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AS0</text:p>
          </table:table-cell>
          <table:table-cell table:formula="of:=COUNTIF([JumpTable.A$1:.A$1048576];[.A2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EEU</text:p>
          </table:table-cell>
          <table:table-cell table:formula="of:=COUNTIF([JumpTable.A$1:.A$1048576];[.A2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E</text:p>
          </table:table-cell>
          <table:table-cell table:formula="of:=COUNTIF([JumpTable.A$1:.A$1048576];[.A2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WSN</text:p>
          </table:table-cell>
          <table:table-cell table:formula="of:=COUNTIF([JumpTable.A$1:.A$1048576];[.A2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AIT</text:p>
          </table:table-cell>
          <table:table-cell table:formula="of:=COUNTIF([JumpTable.A$1:.A$1048576];[.A2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RD</text:p>
          </table:table-cell>
          <table:table-cell table:formula="of:=COUNTIF([JumpTable.A$1:.A$1048576];[.A2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IOP</text:p>
          </table:table-cell>
          <table:table-cell table:formula="of:=COUNTIF([JumpTable.A$1:.A$1048576];[.A3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NEG</text:p>
          </table:table-cell>
          <table:table-cell table:formula="of:=COUNTIF([JumpTable.A$1:.A$1048576];[.A3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NA</text:p>
          </table:table-cell>
          <table:table-cell table:formula="of:=COUNTIF([JumpTable.A$1:.A$1048576];[.A3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UAT</text:p>
          </table:table-cell>
          <table:table-cell table:formula="of:=COUNTIF([JumpTable.A$1:.A$1048576];[.A3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SIA</text:p>
          </table:table-cell>
          <table:table-cell table:formula="of:=COUNTIF([JumpTable.A$1:.A$1048576];[.A3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L2</text:p>
          </table:table-cell>
          <table:table-cell table:formula="of:=COUNTIF([JumpTable.A$1:.A$1048576];[.A3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AT</text:p>
          </table:table-cell>
          <table:table-cell table:formula="of:=COUNTIF([JumpTable.A$1:.A$1048576];[.A3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DOS</text:p>
          </table:table-cell>
          <table:table-cell table:formula="of:=COUNTIF([JumpTable.A$1:.A$1048576];[.A3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QQE</text:p>
          </table:table-cell>
          <table:table-cell table:formula="of:=COUNTIF([JumpTable.A$1:.A$1048576];[.A3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UNA</text:p>
          </table:table-cell>
          <table:table-cell table:formula="of:=COUNTIF([JumpTable.A$1:.A$1048576];[.A3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UTF</text:p>
          </table:table-cell>
          <table:table-cell table:formula="of:=COUNTIF([JumpTable.A$1:.A$1048576];[.A4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ICO</text:p>
          </table:table-cell>
          <table:table-cell table:formula="of:=COUNTIF([JumpTable.A$1:.A$1048576];[.A4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MO</text:p>
          </table:table-cell>
          <table:table-cell table:formula="of:=COUNTIF([JumpTable.A$1:.A$1048576];[.A4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SQU</text:p>
          </table:table-cell>
          <table:table-cell table:formula="of:=COUNTIF([JumpTable.A$1:.A$1048576];[.A4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PA</text:p>
          </table:table-cell>
          <table:table-cell table:formula="of:=COUNTIF([JumpTable.A$1:.A$1048576];[.A4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RNA</text:p>
          </table:table-cell>
          <table:table-cell table:formula="of:=COUNTIF([JumpTable.A$1:.A$1048576];[.A4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BA1</text:p>
          </table:table-cell>
          <table:table-cell table:formula="of:=COUNTIF([JumpTable.A$1:.A$1048576];[.A4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DC</text:p>
          </table:table-cell>
          <table:table-cell table:formula="of:=COUNTIF([JumpTable.A$1:.A$1048576];[.A4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CRZ</text:p>
          </table:table-cell>
          <table:table-cell table:formula="of:=COUNTIF([JumpTable.A$1:.A$1048576];[.A4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CAQ</text:p>
          </table:table-cell>
          <table:table-cell table:formula="of:=COUNTIF([JumpTable.A$1:.A$1048576];[.A4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RZN</text:p>
          </table:table-cell>
          <table:table-cell table:formula="of:=COUNTIF([JumpTable.A$1:.A$1048576];[.A5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YQ</text:p>
          </table:table-cell>
          <table:table-cell table:formula="of:=COUNTIF([JumpTable.A$1:.A$1048576];[.A5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O1</text:p>
          </table:table-cell>
          <table:table-cell table:formula="of:=COUNTIF([JumpTable.A$1:.A$1048576];[.A5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DO1</text:p>
          </table:table-cell>
          <table:table-cell table:formula="of:=COUNTIF([JumpTable.A$1:.A$1048576];[.A5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ARC</text:p>
          </table:table-cell>
          <table:table-cell table:formula="of:=COUNTIF([JumpTable.A$1:.A$1048576];[.A5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IE1</text:p>
          </table:table-cell>
          <table:table-cell table:formula="of:=COUNTIF([JumpTable.A$1:.A$1048576];[.A5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UIB</text:p>
          </table:table-cell>
          <table:table-cell table:formula="of:=COUNTIF([JumpTable.A$1:.A$1048576];[.A5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RA</text:p>
          </table:table-cell>
          <table:table-cell table:formula="of:=COUNTIF([JumpTable.A$1:.A$1048576];[.A5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UCU</text:p>
          </table:table-cell>
          <table:table-cell table:formula="of:=COUNTIF([JumpTable.A$1:.A$1048576];[.A5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OGT</text:p>
          </table:table-cell>
          <table:table-cell table:formula="of:=COUNTIF([JumpTable.A$1:.A$1048576];[.A5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JAMA</text:p>
          </table:table-cell>
          <table:table-cell table:formula="of:=COUNTIF([JumpTable.A$1:.A$1048576];[.A6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LPS</text:p>
          </table:table-cell>
          <table:table-cell table:formula="of:=COUNTIF([JumpTable.A$1:.A$1048576];[.A6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HET</text:p>
          </table:table-cell>
          <table:table-cell table:formula="of:=COUNTIF([JumpTable.A$1:.A$1048576];[.A6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BSB</text:p>
          </table:table-cell>
          <table:table-cell table:formula="of:=COUNTIF([JumpTable.A$1:.A$1048576];[.A6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MB1</text:p>
          </table:table-cell>
          <table:table-cell table:formula="of:=COUNTIF([JumpTable.A$1:.A$1048576];[.A6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BAT</text:p>
          </table:table-cell>
          <table:table-cell table:formula="of:=COUNTIF([JumpTable.A$1:.A$1048576];[.A6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DORA</text:p>
          </table:table-cell>
          <table:table-cell table:formula="of:=COUNTIF([JumpTable.A$1:.A$1048576];[.A6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ONRJ</text:p>
          </table:table-cell>
          <table:table-cell table:formula="of:=COUNTIF([JumpTable.A$1:.A$1048576];[.A6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GTO</text:p>
          </table:table-cell>
          <table:table-cell table:formula="of:=COUNTIF([JumpTable.A$1:.A$1048576];[.A6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GBH</text:p>
          </table:table-cell>
          <table:table-cell table:formula="of:=COUNTIF([JumpTable.A$1:.A$1048576];[.A6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NLR</text:p>
          </table:table-cell>
          <table:table-cell table:formula="of:=COUNTIF([JumpTable.A$1:.A$1048576];[.A7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LUM</text:p>
          </table:table-cell>
          <table:table-cell table:formula="of:=COUNTIF([JumpTable.A$1:.A$1048576];[.A7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ATA</text:p>
          </table:table-cell>
          <table:table-cell table:formula="of:=COUNTIF([JumpTable.A$1:.A$1048576];[.A7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SLO</text:p>
          </table:table-cell>
          <table:table-cell table:formula="of:=COUNTIF([JumpTable.A$1:.A$1048576];[.A7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L01</text:p>
          </table:table-cell>
          <table:table-cell table:formula="of:=COUNTIF([JumpTable.A$1:.A$1048576];[.A7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NRO</text:p>
          </table:table-cell>
          <table:table-cell table:formula="of:=COUNTIF([JumpTable.A$1:.A$1048576];[.A7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NSJ</text:p>
          </table:table-cell>
          <table:table-cell table:formula="of:=COUNTIF([JumpTable.A$1:.A$1048576];[.A7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NGA</text:p>
          </table:table-cell>
          <table:table-cell table:formula="of:=COUNTIF([JumpTable.A$1:.A$1048576];[.A7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OLD</text:p>
          </table:table-cell>
          <table:table-cell table:formula="of:=COUNTIF([JumpTable.A$1:.A$1048576];[.A7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PUNT</text:p>
          </table:table-cell>
          <table:table-cell table:formula="of:=COUNTIF([JumpTable.A$1:.A$1048576];[.A7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AT</text:p>
          </table:table-cell>
          <table:table-cell table:formula="of:=COUNTIF([JumpTable.A$1:.A$1048576];[.A8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TZ</text:p>
          </table:table-cell>
          <table:table-cell table:formula="of:=COUNTIF([JumpTable.A$1:.A$1048576];[.A8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CEC</text:p>
          </table:table-cell>
          <table:table-cell table:formula="of:=COUNTIF([JumpTable.A$1:.A$1048576];[.A8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BMB</text:p>
          </table:table-cell>
          <table:table-cell table:formula="of:=COUNTIF([JumpTable.A$1:.A$1048576];[.A8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MIB</text:p>
          </table:table-cell>
          <table:table-cell table:formula="of:=COUNTIF([JumpTable.A$1:.A$1048576];[.A8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D01</text:p>
          </table:table-cell>
          <table:table-cell table:formula="of:=COUNTIF([JumpTable.A$1:.A$1048576];[.A8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RUS</text:p>
          </table:table-cell>
          <table:table-cell table:formula="of:=COUNTIF([JumpTable.A$1:.A$1048576];[.A8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NI</text:p>
          </table:table-cell>
          <table:table-cell table:formula="of:=COUNTIF([JumpTable.A$1:.A$1048576];[.A8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YCBA</text:p>
          </table:table-cell>
          <table:table-cell table:formula="of:=COUNTIF([JumpTable.A$1:.A$1048576];[.A8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OGA</text:p>
          </table:table-cell>
          <table:table-cell table:formula="of:=COUNTIF([JumpTable.A$1:.A$1048576];[.A8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JBAL</text:p>
          </table:table-cell>
          <table:table-cell table:formula="of:=COUNTIF([JumpTable.A$1:.A$1048576];[.A9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L</text:p>
          </table:table-cell>
          <table:table-cell table:formula="of:=COUNTIF([JumpTable.A$1:.A$1048576];[.A9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STO</text:p>
          </table:table-cell>
          <table:table-cell table:formula="of:=COUNTIF([JumpTable.A$1:.A$1048576];[.A9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GTK0</text:p>
          </table:table-cell>
          <table:table-cell table:formula="of:=COUNTIF([JumpTable.A$1:.A$1048576];[.A9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NTC</text:p>
          </table:table-cell>
          <table:table-cell table:formula="of:=COUNTIF([JumpTable.A$1:.A$1048576];[.A9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ZUL</text:p>
          </table:table-cell>
          <table:table-cell table:formula="of:=COUNTIF([JumpTable.A$1:.A$1048576];[.A9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CAR</text:p>
          </table:table-cell>
          <table:table-cell table:formula="of:=COUNTIF([JumpTable.A$1:.A$1048576];[.A9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FAG</text:p>
          </table:table-cell>
          <table:table-cell table:formula="of:=COUNTIF([JumpTable.A$1:.A$1048576];[.A9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CS</text:p>
          </table:table-cell>
          <table:table-cell table:formula="of:=COUNTIF([JumpTable.A$1:.A$1048576];[.A9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BYP</text:p>
          </table:table-cell>
          <table:table-cell table:formula="of:=COUNTIF([JumpTable.A$1:.A$1048576];[.A9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GM1</text:p>
          </table:table-cell>
          <table:table-cell table:formula="of:=COUNTIF([JumpTable.A$1:.A$1048576];[.A10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LHCL</text:p>
          </table:table-cell>
          <table:table-cell table:formula="of:=COUNTIF([JumpTable.A$1:.A$1048576];[.A10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LPGS</text:p>
          </table:table-cell>
          <table:table-cell table:formula="of:=COUNTIF([JumpTable.A$1:.A$1048576];[.A10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01</text:p>
          </table:table-cell>
          <table:table-cell table:formula="of:=COUNTIF([JumpTable.A$1:.A$1048576];[.A10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S</text:p>
          </table:table-cell>
          <table:table-cell table:formula="of:=COUNTIF([JumpTable.A$1:.A$1048576];[.A10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AU</text:p>
          </table:table-cell>
          <table:table-cell table:formula="of:=COUNTIF([JumpTable.A$1:.A$1048576];[.A10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GA</text:p>
          </table:table-cell>
          <table:table-cell table:formula="of:=COUNTIF([JumpTable.A$1:.A$1048576];[.A10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MAR</text:p>
          </table:table-cell>
          <table:table-cell table:formula="of:=COUNTIF([JumpTable.A$1:.A$1048576];[.A10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RLP</text:p>
          </table:table-cell>
          <table:table-cell table:formula="of:=COUNTIF([JumpTable.A$1:.A$1048576];[.A10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RO</text:p>
          </table:table-cell>
          <table:table-cell table:formula="of:=COUNTIF([JumpTable.A$1:.A$1048576];[.A10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YTA</text:p>
          </table:table-cell>
          <table:table-cell table:formula="of:=COUNTIF([JumpTable.A$1:.A$1048576];[.A11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ALP</text:p>
          </table:table-cell>
          <table:table-cell table:formula="of:=COUNTIF([JumpTable.A$1:.A$1048576];[.A11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VBCA</text:p>
          </table:table-cell>
          <table:table-cell table:formula="of:=COUNTIF([JumpTable.A$1:.A$1048576];[.A11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EXI</text:p>
          </table:table-cell>
          <table:table-cell table:formula="of:=COUNTIF([JumpTable.A$1:.A$1048576];[.A11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FQNE</text:p>
          </table:table-cell>
          <table:table-cell table:formula="of:=COUNTIF([JumpTable.A$1:.A$1048576];[.A11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MAS1</text:p>
          </table:table-cell>
          <table:table-cell table:formula="of:=COUNTIF([JumpTable.A$1:.A$1048576];[.A11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IND1</text:p>
          </table:table-cell>
          <table:table-cell table:formula="of:=COUNTIF([JumpTable.A$1:.A$1048576];[.A11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IBE</text:p>
          </table:table-cell>
          <table:table-cell table:formula="of:=COUNTIF([JumpTable.A$1:.A$1048576];[.A11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IMN</text:p>
          </table:table-cell>
          <table:table-cell table:formula="of:=COUNTIF([JumpTable.A$1:.A$1048576];[.A11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NICY</text:p>
          </table:table-cell>
          <table:table-cell table:formula="of:=COUNTIF([JumpTable.A$1:.A$1048576];[.A11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QSEC</text:p>
          </table:table-cell>
          <table:table-cell table:formula="of:=COUNTIF([JumpTable.A$1:.A$1048576];[.A12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VERA</text:p>
          </table:table-cell>
          <table:table-cell table:formula="of:=COUNTIF([JumpTable.A$1:.A$1048576];[.A12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VEG</text:p>
          </table:table-cell>
          <table:table-cell table:formula="of:=COUNTIF([JumpTable.A$1:.A$1048576];[.A12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IOB</text:p>
          </table:table-cell>
          <table:table-cell table:formula="of:=COUNTIF([JumpTable.A$1:.A$1048576];[.A12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RNNA</text:p>
          </table:table-cell>
          <table:table-cell table:formula="of:=COUNTIF([JumpTable.A$1:.A$1048576];[.A12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SALU</text:p>
          </table:table-cell>
          <table:table-cell table:formula="of:=COUNTIF([JumpTable.A$1:.A$1048576];[.A12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RF</text:p>
          </table:table-cell>
          <table:table-cell table:formula="of:=COUNTIF([JumpTable.A$1:.A$1048576];[.A12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ZSR</text:p>
          </table:table-cell>
          <table:table-cell table:formula="of:=COUNTIF([JumpTable.A$1:.A$1048576];[.A12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BEC</text:p>
          </table:table-cell>
          <table:table-cell table:formula="of:=COUNTIF([JumpTable.A$1:.A$1048576];[.A12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ALEC</text:p>
          </table:table-cell>
          <table:table-cell table:formula="of:=COUNTIF([JumpTable.A$1:.A$1048576];[.A12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HEC</text:p>
          </table:table-cell>
          <table:table-cell table:formula="of:=COUNTIF([JumpTable.A$1:.A$1048576];[.A13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HEC</text:p>
          </table:table-cell>
          <table:table-cell table:formula="of:=COUNTIF([JumpTable.A$1:.A$1048576];[.A13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OEC</text:p>
          </table:table-cell>
          <table:table-cell table:formula="of:=COUNTIF([JumpTable.A$1:.A$1048576];[.A13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UEC</text:p>
          </table:table-cell>
          <table:table-cell table:formula="of:=COUNTIF([JumpTable.A$1:.A$1048576];[.A13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XEC</text:p>
          </table:table-cell>
          <table:table-cell table:formula="of:=COUNTIF([JumpTable.A$1:.A$1048576];[.A13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CEC</text:p>
          </table:table-cell>
          <table:table-cell table:formula="of:=COUNTIF([JumpTable.A$1:.A$1048576];[.A13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PEC</text:p>
          </table:table-cell>
          <table:table-cell table:formula="of:=COUNTIF([JumpTable.A$1:.A$1048576];[.A13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REC</text:p>
          </table:table-cell>
          <table:table-cell table:formula="of:=COUNTIF([JumpTable.A$1:.A$1048576];[.A13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SMR</text:p>
          </table:table-cell>
          <table:table-cell table:formula="of:=COUNTIF([JumpTable.A$1:.A$1048576];[.A13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FOEC</text:p>
          </table:table-cell>
          <table:table-cell table:formula="of:=COUNTIF([JumpTable.A$1:.A$1048576];[.A13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IBEC</text:p>
          </table:table-cell>
          <table:table-cell table:formula="of:=COUNTIF([JumpTable.A$1:.A$1048576];[.A14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AEC</text:p>
          </table:table-cell>
          <table:table-cell table:formula="of:=COUNTIF([JumpTable.A$1:.A$1048576];[.A14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JEC</text:p>
          </table:table-cell>
          <table:table-cell table:formula="of:=COUNTIF([JumpTable.A$1:.A$1048576];[.A14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ONEC</text:p>
          </table:table-cell>
          <table:table-cell table:formula="of:=COUNTIF([JumpTable.A$1:.A$1048576];[.A14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JEC</text:p>
          </table:table-cell>
          <table:table-cell table:formula="of:=COUNTIF([JumpTable.A$1:.A$1048576];[.A14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REC</text:p>
          </table:table-cell>
          <table:table-cell table:formula="of:=COUNTIF([JumpTable.A$1:.A$1048576];[.A14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QUEM</text:p>
          </table:table-cell>
          <table:table-cell table:formula="of:=COUNTIF([JumpTable.A$1:.A$1048576];[.A14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QUI3</text:p>
          </table:table-cell>
          <table:table-cell table:formula="of:=COUNTIF([JumpTable.A$1:.A$1048576];[.A14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QVEC</text:p>
          </table:table-cell>
          <table:table-cell table:formula="of:=COUNTIF([JumpTable.A$1:.A$1048576];[.A14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EEC</text:p>
          </table:table-cell>
          <table:table-cell table:formula="of:=COUNTIF([JumpTable.A$1:.A$1048576];[.A14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NEC</text:p>
          </table:table-cell>
          <table:table-cell table:formula="of:=COUNTIF([JumpTable.A$1:.A$1048576];[.A15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OL2</text:p>
          </table:table-cell>
          <table:table-cell table:formula="of:=COUNTIF([JumpTable.A$1:.A$1048576];[.A15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RNMO</text:p>
          </table:table-cell>
          <table:table-cell table:formula="of:=COUNTIF([JumpTable.A$1:.A$1048576];[.A15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IQE</text:p>
          </table:table-cell>
          <table:table-cell table:formula="of:=COUNTIF([JumpTable.A$1:.A$1048576];[.A15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CRLP</text:p>
          </table:table-cell>
          <table:table-cell table:formula="of:=COUNTIF([JumpTable.A$1:.A$1048576];[.A15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UCRI</text:p>
          </table:table-cell>
          <table:table-cell table:formula="of:=COUNTIF([JumpTable.A$1:.A$1048576];[.A15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OPA</text:p>
          </table:table-cell>
          <table:table-cell table:formula="of:=COUNTIF([JumpTable.A$1:.A$1048576];[.A15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EVA</text:p>
          </table:table-cell>
          <table:table-cell table:formula="of:=COUNTIF([JumpTable.A$1:.A$1048576];[.A15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SCG</text:p>
          </table:table-cell>
          <table:table-cell table:formula="of:=COUNTIF([JumpTable.A$1:.A$1048576];[.A15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BEPA</text:p>
          </table:table-cell>
          <table:table-cell table:formula="of:=COUNTIF([JumpTable.A$1:.A$1048576];[.A15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EIL</text:p>
          </table:table-cell>
          <table:table-cell table:formula="of:=COUNTIF([JumpTable.A$1:.A$1048576];[.A16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NYCO</text:p>
          </table:table-cell>
          <table:table-cell table:formula="of:=COUNTIF([JumpTable.A$1:.A$1048576];[.A16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6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6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7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8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79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0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1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2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3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4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5])" office:value-type="float" office:value="0" calcext:value-type="float">
            <text:p>0</text:p>
          </table:table-cell>
          <table:table-cell table:number-columns-repeated="62"/>
        </table:table-row>
        <table:table-row table:style-name="ro4">
          <table:table-cell/>
          <table:table-cell table:formula="of:=COUNTIF([JumpTable.A$1:.A$1048576];[.A186])" office:value-type="float" office:value="0" calcext:value-type="float">
            <text:p>0</text:p>
          </table:table-cell>
          <table:table-cell table:number-columns-repeated="62"/>
        </table:table-row>
        <table:table-row table:style-name="ro4" table:number-rows-repeated="104838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JumpTable.A1:JumpTable.G20">
          <table:sort>
            <table:sort-by table:field-number="0" table:data-type="automatic"/>
          </table:sort>
        </table:database-range>
        <table:database-range table:name="__Anonymous_Sheet_DB__1" table:target-range-address="StationCount.A1:StationCount.B16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Type0" style:family="table-cell" style:parent-style-name="Default" style:data-style-name="N0">
      <style:table-cell-properties fo:background-color="#fcd4d1" style:vertical-align="automatic"/>
    </style:style>
    <style:style style:name="Type1" style:family="table-cell" style:parent-style-name="Default" style:data-style-name="N0">
      <style:table-cell-properties fo:background-color="#c2e0ae" style:vertical-align="automatic"/>
    </style:style>
    <style:style style:name="use0" style:family="table-cell" style:parent-style-name="Default" style:data-style-name="N0">
      <style:table-cell-properties fo:background-color="#f04e4d" style:vertical-align="automatic"/>
    </style:style>
    <style:style style:name="use1" style:family="table-cell" style:parent-style-name="Default" style:data-style-name="N0">
      <style:table-cell-properties fo:background-color="#72bf44" style:vertical-align="automatic"/>
    </style:style>
    <style:style style:name="cf1" style:family="table-cell" style:parent-style-name="Default">
      <style:text-properties fo:color="#000000" fo:font-weight="bold" style:font-weight-asian="bold" style:font-weight-complex="bold"/>
    </style:style>
    <style:style style:name="cf2" style:family="table-cell" style:parent-style-name="Default">
      <style:table-cell-properties fo:background-color="#fcd4d1"/>
    </style:style>
    <style:style style:name="cf3" style:family="table-cell" style:parent-style-name="Default">
      <style:table-cell-properties fo:background-color="#f04e4d"/>
    </style:style>
    <style:style style:name="cf4" style:family="table-cell" style:parent-style-name="Default">
      <style:table-cell-properties fo:background-color="#c2e0ae"/>
    </style:style>
    <style:style style:name="cf5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7:56:33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9-17T15:35:23.813000000</meta:creation-date>
    <meta:editing-cycles>11</meta:editing-cycles>
    <meta:editing-duration>P1DT1H43M35S</meta:editing-duration>
    <dc:date>2020-09-29T17:16:54.925000000</dc:date>
    <meta:document-statistic meta:table-count="2" meta:cell-count="522" meta:object-count="0"/>
  </office:meta>
</office:document-meta>
</file>